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T1" style:family="text">
      <style:text-properties officeooo:rsid="00101e19"/>
    </style:style>
    <style:style style:name="T2" style:family="text">
      <style:text-properties officeooo:rsid="00120a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6943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3">Petición </text:p>
      <text:p text:style-name="P3">paquete 1 = LOGIN</text:p>
      <text:p text:style-name="P2"/>
      <text:p text:style-name="P2">Login<text:span text:style-name="T4">Peticion</text:span></text:p>
      <text:p text:style-name="P2">{</text:p>
      <text:p text:style-name="P2"><text:tab/>int VERSION;</text:p>
      <text:p text:style-name="P2"><text:tab/>int ID;</text:p>
      <text:p text:style-name="P2"><text:tab/></text:p>
      <text:p text:style-name="P2">}</text:p>
      <text:p text:style-name="P2"/>
      <text:p text:style-name="P2"/>
      <text:p text:style-name="P4">Respuesta</text:p>
      <text:p text:style-name="P4"/>
      <text:p text:style-name="P4">paquete 500 = LOGINRESPUESTA</text:p>
      <text:p text:style-name="P4"/>
      <text:p text:style-name="P4">LoginRespuesta</text:p>
      <text:p text:style-name="P4">{</text:p>
      <text:p text:style-name="P5"><text:tab/>int VERSION;</text:p>
      <text:p text:style-name="P5"><text:tab/>int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04T03:42:24.727000000</dc:date>
    <meta:editing-duration>PT26M20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0" meta:word-count="44" meta:character-count="256" meta:non-whitespace-character-count="222"/>
  </office:meta>
</office:document-meta>
</file>